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T1" style:family="text">
      <style:text-properties fo:color="#800000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9 : Sémaphores</text:p>
      <text:p text:style-name="Standard"/>
      <text:p text:style-name="Standard"><text:span text:style-name="T2">Exercice 1</text:span> :</text:p>
      <text:p text:style-name="Standard"/>
      <text:p text:style-name="Standard">Le programme 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ZOUHIRI Malik – Groube Info2B – Systèmes d'Exploitation (07/01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DRAY UGO</meta:initial-creator>
    <meta:creation-date>2014-11-19T10:43:00</meta:creation-date>
    <dc:date>2015-01-07T11:57:20</dc:date>
    <dc:creator>ZOUHIRI MALIK</dc:creator>
    <meta:editing-duration>PT1H25M14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1" meta:paragraph-count="4" meta:word-count="18" meta:character-count="105" meta:non-whitespace-character-count="91"/>
  </office:meta>
</office:document-meta>
</file>